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officeooo:rsid="00118f64" officeooo:paragraph-rsid="00118f64"/>
    </style:style>
    <style:style style:name="P2" style:family="paragraph" style:parent-style-name="Standard">
      <style:text-properties officeooo:rsid="00118f64" officeooo:paragraph-rsid="00118f6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2">MVC: Modelo Vista Controlador. (Tu página html tiene que poder ser cambiada con css sin tener que tocar nada del .html)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18f64" officeooo:paragraph-rsid="00118f64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CARLOS OCHOA LABRADOR<text:tab/><text:tab/>2CFGS DISEÑO DE INTERFACES WEB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5T18:26:40.377783246</meta:creation-date>
    <dc:date>2023-09-25T19:53:53.846385193</dc:date>
    <meta:editing-duration>PT1H27M14S</meta:editing-duration>
    <meta:editing-cycles>1</meta:editing-cycles>
    <meta:document-statistic meta:table-count="0" meta:image-count="0" meta:object-count="0" meta:page-count="1" meta:paragraph-count="2" meta:word-count="29" meta:character-count="173" meta:non-whitespace-character-count="145"/>
    <meta:generator>LibreOffice/7.5.1.2$Linux_X86_64 LibreOffice_project/fcbaee479e84c6cd81291587d2ee68cba099e129</meta:generator>
  </office:meta>
</office:document-meta>
</file>